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703cm" style:rel-column-width="25838*"/>
    </style:style>
    <style:style style:name="Table1.B" style:family="table-column">
      <style:table-column-properties style:column-width="10.298cm" style:rel-column-width="396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29cm" style:rel-column-width="28102*"/>
    </style:style>
    <style:style style:name="Table2.B" style:family="table-column">
      <style:table-column-properties style:column-width="9.71cm" style:rel-column-width="3743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787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2.091cm"/>
    </style:style>
    <style:style style:name="Table3.B" style:family="table-column">
      <style:table-column-properties style:column-width="4.9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7.99cm"/>
    </style:style>
    <style:style style:name="Table4.B" style:family="table-column">
      <style:table-column-properties style:column-width="9.02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0.5pt" fo:font-weight="normal" officeooo:rsid="000954b9" officeooo:paragraph-rsid="000954b9" style:font-size-asian="10.5pt" style:font-weight-asian="normal" style:font-size-complex="10.5pt" style:font-weight-complex="normal"/>
    </style:style>
    <style:style style:name="P2" style:family="paragraph" style:parent-style-name="Standard">
      <style:text-properties fo:font-size="10.5pt" fo:font-weight="normal" officeooo:rsid="000aacf1" officeooo:paragraph-rsid="000f27c4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officeooo:rsid="000aacf1" officeooo:paragraph-rsid="000aacf1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0ad4c6" officeooo:paragraph-rsid="000ad4c6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rsid="001a1f76" officeooo:paragraph-rsid="001a1f76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font-size="10.5pt" fo:font-weight="normal" officeooo:rsid="001fa435" officeooo:paragraph-rsid="001fa435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0.5pt" fo:font-weight="normal" officeooo:rsid="00331d90" officeooo:paragraph-rsid="00331d90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fo:font-size="10.5pt" officeooo:rsid="000aacf1" officeooo:paragraph-rsid="000aacf1" style:font-size-asian="10.5pt" style:font-size-complex="10.5pt"/>
    </style:style>
    <style:style style:name="P9" style:family="paragraph" style:parent-style-name="Table_20_Contents">
      <style:text-properties fo:font-size="10.5pt" style:font-size-asian="10.5pt" style:font-size-complex="10.5pt"/>
    </style:style>
    <style:style style:name="P10" style:family="paragraph" style:parent-style-name="Table_20_Contents">
      <style:text-properties fo:font-size="10.5pt" officeooo:rsid="000954b9" officeooo:paragraph-rsid="000aacf1" style:font-size-asian="10.5pt" style:font-size-complex="10.5pt"/>
    </style:style>
    <style:style style:name="P11" style:family="paragraph" style:parent-style-name="Table_20_Contents">
      <style:text-properties fo:font-size="10.5pt" officeooo:rsid="000954b9" officeooo:paragraph-rsid="000954b9" style:font-size-asian="10.5pt" style:font-size-complex="10.5pt"/>
    </style:style>
    <style:style style:name="P12" style:family="paragraph" style:parent-style-name="Table_20_Contents">
      <style:text-properties fo:font-size="10.5pt" officeooo:rsid="000aacf1" officeooo:paragraph-rsid="000aacf1" style:font-size-asian="10.5pt" style:font-size-complex="10.5pt"/>
    </style:style>
    <style:style style:name="P13" style:family="paragraph" style:parent-style-name="Table_20_Contents">
      <style:text-properties fo:font-size="10.5pt" officeooo:rsid="0012a9a6" officeooo:paragraph-rsid="0012a9a6" style:font-size-asian="10.5pt" style:font-size-complex="10.5pt"/>
    </style:style>
    <style:style style:name="P14" style:family="paragraph" style:parent-style-name="Table_20_Contents">
      <style:text-properties fo:font-size="10.5pt" officeooo:rsid="000ad4c6" officeooo:paragraph-rsid="000ad4c6" style:font-size-asian="10.5pt" style:font-size-complex="10.5pt"/>
    </style:style>
    <style:style style:name="P15" style:family="paragraph" style:parent-style-name="Table_20_Contents">
      <style:text-properties fo:font-size="10.5pt" officeooo:rsid="001a1f76" officeooo:paragraph-rsid="001a1f76" style:font-size-asian="10.5pt" style:font-size-complex="10.5pt"/>
    </style:style>
    <style:style style:name="P16" style:family="paragraph" style:parent-style-name="Table_20_Contents">
      <style:text-properties fo:font-size="10.5pt" officeooo:rsid="001a1f76" officeooo:paragraph-rsid="001be489" style:font-size-asian="10.5pt" style:font-size-complex="10.5pt"/>
    </style:style>
    <style:style style:name="P17" style:family="paragraph" style:parent-style-name="Table_20_Contents">
      <style:text-properties fo:font-size="10.5pt" officeooo:rsid="001be489" officeooo:paragraph-rsid="001be489" style:font-size-asian="10.5pt" style:font-size-complex="10.5pt"/>
    </style:style>
    <style:style style:name="P18" style:family="paragraph" style:parent-style-name="Table_20_Contents">
      <style:text-properties fo:font-size="10.5pt" officeooo:rsid="001c90a3" officeooo:paragraph-rsid="001c90a3" style:font-size-asian="10.5pt" style:font-size-complex="10.5pt"/>
    </style:style>
    <style:style style:name="P19" style:family="paragraph" style:parent-style-name="Table_20_Contents">
      <style:text-properties fo:font-size="10.5pt" officeooo:rsid="001c90a3" officeooo:paragraph-rsid="001fa435" style:font-size-asian="10.5pt" style:font-size-complex="10.5pt"/>
    </style:style>
    <style:style style:name="P20" style:family="paragraph" style:parent-style-name="Table_20_Contents">
      <style:text-properties fo:font-size="10.5pt" officeooo:rsid="001e826f" officeooo:paragraph-rsid="001e826f" style:font-size-asian="10.5pt" style:font-size-complex="10.5pt"/>
    </style:style>
    <style:style style:name="P21" style:family="paragraph" style:parent-style-name="Table_20_Contents">
      <style:text-properties fo:font-size="10.5pt" officeooo:rsid="001fa435" officeooo:paragraph-rsid="001fa435" style:font-size-asian="10.5pt" style:font-size-complex="10.5pt"/>
    </style:style>
    <style:style style:name="P22" style:family="paragraph" style:parent-style-name="Table_20_Contents">
      <style:text-properties fo:font-size="10.5pt" officeooo:rsid="001fc4bc" officeooo:paragraph-rsid="001fc4bc" style:font-size-asian="10.5pt" style:font-size-complex="10.5pt"/>
    </style:style>
    <style:style style:name="P23" style:family="paragraph" style:parent-style-name="Table_20_Contents">
      <style:text-properties fo:font-size="10.5pt" officeooo:rsid="00215304" officeooo:paragraph-rsid="00215304" style:font-size-asian="10.5pt" style:font-size-complex="10.5pt"/>
    </style:style>
    <style:style style:name="P24" style:family="paragraph" style:parent-style-name="Table_20_Contents">
      <style:text-properties fo:font-size="10.5pt" officeooo:rsid="0022f767" officeooo:paragraph-rsid="0022f767" style:font-size-asian="10.5pt" style:font-size-complex="10.5pt"/>
    </style:style>
    <style:style style:name="P25" style:family="paragraph" style:parent-style-name="Table_20_Contents">
      <style:text-properties fo:font-size="10.5pt" officeooo:rsid="00237271" officeooo:paragraph-rsid="00237271" style:font-size-asian="10.5pt" style:font-size-complex="10.5pt"/>
    </style:style>
    <style:style style:name="P26" style:family="paragraph" style:parent-style-name="Table_20_Contents">
      <style:text-properties fo:font-size="10.5pt" officeooo:rsid="00270256" officeooo:paragraph-rsid="00270256" style:font-size-asian="10.5pt" style:font-size-complex="10.5pt"/>
    </style:style>
    <style:style style:name="P27" style:family="paragraph" style:parent-style-name="Table_20_Contents">
      <style:text-properties fo:font-size="10.5pt" officeooo:rsid="002b48c3" officeooo:paragraph-rsid="002b48c3" style:font-size-asian="10.5pt" style:font-size-complex="10.5pt"/>
    </style:style>
    <style:style style:name="P28" style:family="paragraph" style:parent-style-name="Table_20_Contents">
      <style:text-properties fo:font-size="10.5pt" officeooo:rsid="00331d90" officeooo:paragraph-rsid="00331d90" style:font-size-asian="10.5pt" style:font-size-complex="10.5pt"/>
    </style:style>
    <style:style style:name="P29" style:family="paragraph" style:parent-style-name="Table_20_Contents">
      <style:text-properties fo:font-size="10.5pt" officeooo:rsid="00361884" officeooo:paragraph-rsid="00361884" style:font-size-asian="10.5pt" style:font-size-complex="10.5pt"/>
    </style:style>
    <style:style style:name="P30" style:family="paragraph" style:parent-style-name="Table_20_Contents">
      <style:text-properties fo:font-size="10.5pt" officeooo:rsid="00361884" officeooo:paragraph-rsid="001fa435" style:font-size-asian="10.5pt" style:font-size-complex="10.5pt"/>
    </style:style>
    <style:style style:name="P31" style:family="paragraph" style:parent-style-name="Table_20_Contents">
      <style:text-properties fo:font-size="10.5pt" officeooo:rsid="003a08b7" officeooo:paragraph-rsid="003a08b7" style:font-size-asian="10.5pt" style:font-size-complex="10.5pt"/>
    </style:style>
    <style:style style:name="P32" style:family="paragraph" style:parent-style-name="Table_20_Contents">
      <style:text-properties fo:font-size="10.5pt" officeooo:rsid="003f750e" officeooo:paragraph-rsid="003f750e" style:font-size-asian="10.5pt" style:font-size-complex="10.5pt"/>
    </style:style>
    <style:style style:name="P33" style:family="paragraph" style:parent-style-name="Table_20_Contents">
      <style:text-properties fo:font-size="10.5pt" fo:font-weight="bold" officeooo:rsid="000aacf1" officeooo:paragraph-rsid="000aacf1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fo:font-size="10.5pt" fo:font-weight="bold" officeooo:rsid="000ad4c6" officeooo:paragraph-rsid="000ad4c6" style:font-size-asian="10.5pt" style:font-weight-asian="bold" style:font-size-complex="10.5pt" style:font-weight-complex="bold"/>
    </style:style>
    <style:style style:name="P35" style:family="paragraph" style:parent-style-name="Table_20_Contents">
      <style:text-properties fo:font-size="10.5pt" fo:font-weight="normal" officeooo:rsid="000bb49d" officeooo:paragraph-rsid="000bb49d" style:font-size-asian="10.5pt" style:font-weight-asian="normal" style:font-size-complex="10.5pt" style:font-weight-complex="normal"/>
    </style:style>
    <style:style style:name="P36" style:family="paragraph" style:parent-style-name="Standard">
      <style:text-properties fo:font-size="10.5pt" fo:font-weight="normal" officeooo:rsid="00402ecc" officeooo:paragraph-rsid="00402ecc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font-size="10.5pt" fo:font-weight="normal" officeooo:rsid="00331d90" officeooo:paragraph-rsid="00331d90" style:font-size-asian="10.5pt" style:font-weight-asian="normal" style:font-size-complex="10.5pt" style:font-weight-complex="normal"/>
    </style:style>
    <style:style style:name="P38" style:family="paragraph" style:parent-style-name="Standard">
      <style:text-properties fo:font-size="10.5pt" fo:font-weight="normal" officeooo:rsid="0041e67f" officeooo:paragraph-rsid="0041e67f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font-size="10.5pt" fo:font-weight="normal" officeooo:rsid="000aacf1" officeooo:paragraph-rsid="001a1f76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font-size="10.5pt" fo:font-style="italic" fo:font-weight="normal" officeooo:rsid="00402ecc" officeooo:paragraph-rsid="00402ecc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Table_20_Contents" style:list-style-name="L1">
      <style:text-properties fo:font-size="10.5pt" fo:font-weight="bold" officeooo:rsid="000aacf1" officeooo:paragraph-rsid="000aacf1" style:font-size-asian="10.5pt" style:font-weight-asian="bold" style:font-size-complex="10.5pt" style:font-weight-complex="bold"/>
    </style:style>
    <style:style style:name="P42" style:family="paragraph" style:parent-style-name="Table_20_Contents" style:list-style-name="L2">
      <style:text-properties fo:font-size="10.5pt" officeooo:rsid="00361884" officeooo:paragraph-rsid="00361884" style:font-size-asian="10.5pt" style:font-size-complex="10.5pt"/>
    </style:style>
    <style:style style:name="P43" style:family="paragraph" style:parent-style-name="Table_20_Contents">
      <style:text-properties fo:font-size="10.5pt" officeooo:rsid="002b48c3" officeooo:paragraph-rsid="001fa435" style:font-size-asian="10.5pt" style:font-size-complex="10.5pt"/>
    </style:style>
    <style:style style:name="P44" style:family="paragraph" style:parent-style-name="Table_20_Contents">
      <style:text-properties fo:font-size="10.5pt" officeooo:rsid="001a1f76" officeooo:paragraph-rsid="001be489" style:font-size-asian="10.5pt" style:font-size-complex="10.5pt"/>
    </style:style>
    <style:style style:name="P45" style:family="paragraph" style:parent-style-name="Table_20_Contents">
      <style:text-properties fo:font-size="10.5pt" officeooo:rsid="00428799" officeooo:paragraph-rsid="00428799" style:font-size-asian="10.5pt" style:font-size-complex="10.5pt"/>
    </style:style>
    <style:style style:name="P46" style:family="paragraph" style:parent-style-name="Table_20_Contents">
      <style:text-properties fo:font-size="10.5pt" officeooo:rsid="001be489" officeooo:paragraph-rsid="001be489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d4c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b49d" style:font-weight-asian="normal" style:font-weight-complex="normal"/>
    </style:style>
    <style:style style:name="T5" style:family="text">
      <style:text-properties officeooo:rsid="000ad4c6"/>
    </style:style>
    <style:style style:name="T6" style:family="text">
      <style:text-properties officeooo:rsid="00121c0f"/>
    </style:style>
    <style:style style:name="T7" style:family="text">
      <style:text-properties officeooo:rsid="00146246"/>
    </style:style>
    <style:style style:name="T8" style:family="text">
      <style:text-properties officeooo:rsid="0015687a"/>
    </style:style>
    <style:style style:name="T9" style:family="text">
      <style:text-properties officeooo:rsid="001be489"/>
    </style:style>
    <style:style style:name="T10" style:family="text">
      <style:text-properties officeooo:rsid="001c90a3"/>
    </style:style>
    <style:style style:name="T11" style:family="text">
      <style:text-properties officeooo:rsid="001fa435"/>
    </style:style>
    <style:style style:name="T12" style:family="text">
      <style:text-properties officeooo:rsid="0022f767"/>
    </style:style>
    <style:style style:name="T13" style:family="text">
      <style:text-properties officeooo:rsid="00250059"/>
    </style:style>
    <style:style style:name="T14" style:family="text">
      <style:text-properties officeooo:rsid="0028c1d0"/>
    </style:style>
    <style:style style:name="T15" style:family="text">
      <style:text-properties officeooo:rsid="002ab30f"/>
    </style:style>
    <style:style style:name="T16" style:family="text">
      <style:text-properties officeooo:rsid="00347106"/>
    </style:style>
    <style:style style:name="T17" style:family="text">
      <style:text-properties officeooo:rsid="003effe5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4698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 Stash : Save’s un-commited work for later working purpose. <text:span text:style-name="T7">So that you can work on something else and do some commits, later on you can unstash the files previously stashed and work on it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Git stash <text:s/></text:p>
          </table:table-cell>
          <table:table-cell table:style-name="Table1.B1" office:value-type="string">
            <text:p text:style-name="P11">Will stash only Tracked &amp; Staged files</text:p>
          </table:table-cell>
        </table:table-row>
        <table:table-row>
          <table:table-cell table:style-name="Table1.A2" office:value-type="string">
            <text:p text:style-name="P11">Git stash -u</text:p>
          </table:table-cell>
          <table:table-cell table:style-name="Table1.B2" office:value-type="string">
            <text:p text:style-name="P11">Will stash Untracked files, Tracked &amp; Staged files</text:p>
          </table:table-cell>
        </table:table-row>
        <table:table-row>
          <table:table-cell table:style-name="Table1.A2" office:value-type="string">
            <text:p text:style-name="P11">Git stash -a</text:p>
          </table:table-cell>
          <table:table-cell table:style-name="Table1.B2" office:value-type="string">
            <text:p text:style-name="P11">Will Stash all files</text:p>
          </table:table-cell>
        </table:table-row>
        <table:table-row>
          <table:table-cell table:style-name="Table1.A2" office:value-type="string">
            <text:p text:style-name="P12">Git stash <text:span text:style-name="T1">apply / pop</text:span></text:p>
          </table:table-cell>
          <table:table-cell table:style-name="Table1.B2" office:value-type="string">
            <text:p text:style-name="P12">Reverts back the stash, but now <text:span text:style-name="T7">it will </text:span>unstage the files if staged perviously.</text:p>
          </table:table-cell>
        </table:table-row>
        <table:table-row>
          <table:table-cell table:style-name="Table1.A2" office:value-type="string">
            <text:p text:style-name="P12">Git stash list</text:p>
          </table:table-cell>
          <table:table-cell table:style-name="Table1.B2" office:value-type="string">
            <text:p text:style-name="P12">List’s all the stash </text:p>
          </table:table-cell>
        </table:table-row>
        <table:table-row>
          <table:table-cell table:style-name="Table1.A2" office:value-type="string">
            <text:p text:style-name="P33">Git stash drop / clear</text:p>
          </table:table-cell>
          <table:table-cell table:style-name="Table1.B2" office:value-type="string">
            <text:p text:style-name="P12">Drops the stash OR clears the stash</text:p>
          </table:table-cell>
        </table:table-row>
        <table:table-row>
          <table:table-cell table:style-name="Table1.A2" office:value-type="string">
            <text:p text:style-name="P12">Git stash save “message”</text:p>
          </table:table-cell>
          <table:table-cell table:style-name="Table1.B2" office:value-type="string">
            <text:p text:style-name="P12">save’s the stash with the goven message</text:p>
          </table:table-cell>
        </table:table-row>
        <table:table-row>
          <table:table-cell table:style-name="Table1.A2" office:value-type="string">
            <text:p text:style-name="P12">Git stash list</text:p>
            <text:p text:style-name="P12">Git stash show stash@{0}</text:p>
          </table:table-cell>
          <table:table-cell table:style-name="Table1.B2" office:value-type="string">
            <text:p text:style-name="P12"/>
            <text:p text:style-name="P12">shows the changes made in the file, same as “git show &lt;commit-id&gt;”</text:p>
          </table:table-cell>
        </table:table-row>
        <table:table-row>
          <table:table-cell table:style-name="Table1.A2" office:value-type="string">
            <text:p text:style-name="P12">Git stash apply stash@{0}</text:p>
            <text:p text:style-name="P12">Git stash apply stash@{1}</text:p>
          </table:table-cell>
          <table:table-cell table:style-name="Table1.B2" office:value-type="string">
            <text:p text:style-name="P12">apply’s OR reverts the stash 0</text:p>
            <text:p text:style-name="P12">apply’s OR reverts the stash 1</text:p>
          </table:table-cell>
        </table:table-row>
        <table:table-row>
          <table:table-cell table:style-name="Table1.A2" office:value-type="string">
            <text:p text:style-name="P12">Git stash drop stash@{<text:span text:style-name="T1">1</text:span>}</text:p>
          </table:table-cell>
          <table:table-cell table:style-name="Table1.B2" office:value-type="string">
            <text:p text:style-name="P12">Drops the stash <text:span text:style-name="T1">1</text:span></text:p>
          </table:table-cell>
        </table:table-row>
        <table:table-row>
          <table:table-cell table:style-name="Table1.A2" office:value-type="string">
            <text:p text:style-name="P33">Git stash clear</text:p>
          </table:table-cell>
          <table:table-cell table:style-name="Table1.B2" office:value-type="string">
            <text:p text:style-name="P12">Clears the stash</text:p>
          </table:table-cell>
        </table:table-row>
        <table:table-row>
          <table:table-cell table:style-name="Table1.A2" office:value-type="string">
            <text:list xml:id="list2731422555" text:style-name="L1">
              <text:list-item>
                <text:p text:style-name="P41">Git stash -a</text:p>
              </text:list-item>
              <text:list-item>
                <text:p text:style-name="P41">Git stash branch newBranch</text:p>
              </text:list-item>
              <text:list-item>
                <text:p text:style-name="P41">Git checkout newBranch</text:p>
              </text:list-item>
            </text:list>
          </table:table-cell>
          <table:table-cell table:style-name="Table1.B2" office:value-type="string">
            <text:p text:style-name="P13">Stash all your work.</text:p>
            <text:p text:style-name="P12"><text:span text:style-name="T6">C</text:span>reate’s a branch and save’s all the stash in it.</text:p>
            <text:p text:style-name="P13">Check the stash in this branch.</text:p>
          </table:table-cell>
        </table:table-row>
      </table:table>
      <text:p text:style-name="P1"/>
      <text:p text:style-name="P2">Git Tag : Used for tagging the commit as a <text:span text:style-name="T1">milestone/highlight</text:span>, it’s like a<text:span text:style-name="T1"> lable/ref</text:span>. point to specific commit.</text:p>
      <text:p text:style-name="P2">* d3d2227 (HEAD -&gt; master,<text:span text:style-name="T1"> tag: v1.0.0</text:span>) commiting changes made in app.py after stashing current work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Light-Weight Tag’s</text:p>
          </table:table-cell>
          <table:table-cell table:style-name="Table2.B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Git tag &lt;tag_name&gt;</text:p>
            <text:p text:style-name="P9">Git tag v1.0.0</text:p>
          </table:table-cell>
          <table:table-cell table:style-name="Table2.B2" office:value-type="string">
            <text:p text:style-name="P9">Used to tag a commit, <text:span text:style-name="T5">it will add the commit to the currently pointing HEAD if nothing is specified.</text:span></text:p>
            <text:p text:style-name="P9">* d3d2227 (HEAD -&gt; master, <text:span text:style-name="T1">tag: v1.0.0</text:span>) </text:p>
          </table:table-cell>
        </table:table-row>
        <table:table-row>
          <table:table-cell table:style-name="Table2.A2" office:value-type="string">
            <text:p text:style-name="P14">Git tag –list</text:p>
          </table:table-cell>
          <table:table-cell table:style-name="Table2.B2" office:value-type="string">
            <text:p text:style-name="P14">Gives list of all tag’s in the current working repository.</text:p>
          </table:table-cell>
        </table:table-row>
        <table:table-row>
          <table:table-cell table:style-name="Table2.A2" office:value-type="string">
            <text:p text:style-name="P14">Git tag –delete &lt;tag_name&gt;</text:p>
            <text:p text:style-name="P14">Git tag –delete v1.0.0</text:p>
          </table:table-cell>
          <table:table-cell table:style-name="Table2.B2" office:value-type="string">
            <text:p text:style-name="P14">delete’s the tag.</text:p>
            <text:p text:style-name="P14">* d3d2227 (HEAD -&gt; master)</text:p>
          </table:table-cell>
        </table:table-row>
        <table:table-row>
          <table:table-cell table:style-name="Table2.A2" office:value-type="string">
            <text:p text:style-name="P34">Annotated Tag’s</text:p>
          </table:table-cell>
          <table:table-cell table:style-name="Table2.B2" office:value-type="string">
            <text:p text:style-name="P34"><text:s/>-<text:span text:style-name="T8">a</text:span></text:p>
          </table:table-cell>
        </table:table-row>
        <table:table-row>
          <table:table-cell table:style-name="Table2.A2" office:value-type="string">
            <text:p text:style-name="P14">Git tag <text:span text:style-name="T1">-a</text:span> &lt;tag_name&gt;<text:span text:style-name="T1"> -m</text:span> “message”</text:p>
            <text:p text:style-name="P14">Git show &lt;tag_name&gt;</text:p>
            <text:p text:style-name="P14">Git log –all –decorate –oneline --graph</text:p>
          </table:table-cell>
          <table:table-cell table:style-name="Table2.B2" office:value-type="string">
            <text:p text:style-name="P14">Tags a commit with a annotated message.</text:p>
            <text:p text:style-name="P14">To check the message.</text:p>
          </table:table-cell>
        </table:table-row>
        <table:table-row table:style-name="Table2.7">
          <table:table-cell table:style-name="Table2.A2" office:value-type="string">
            <text:p text:style-name="P14">Git diff &lt;tag_name1&gt; &lt;tag_name2&gt;</text:p>
          </table:table-cell>
          <table:table-cell table:style-name="Table2.B2" office:value-type="string">
            <text:p text:style-name="P14">Diffirence between the tags.</text:p>
          </table:table-cell>
        </table:table-row>
        <table:table-row table:style-name="Table2.7">
          <table:table-cell table:style-name="Table2.A2" office:value-type="string">
            <text:p text:style-name="P14">Git tag -a &lt;tag_name&gt; &lt;commit_id&gt;</text:p>
            <text:p text:style-name="P14">git tag -a <text:span text:style-name="T1">v1.0.0 c4bf5de</text:span></text:p>
            <text:p text:style-name="P35">git show <text:span text:style-name="T1"><text:s/></text:span><text:span text:style-name="T2">v1.0.0</text:span></text:p>
          </table:table-cell>
          <table:table-cell table:style-name="Table2.B2" office:value-type="string">
            <text:p text:style-name="P14">Tags to that particular commit <text:s/>id</text:p>
            <text:p text:style-name="P14">* <text:span text:style-name="T1">c4bf5de (tag: v1.0.0</text:span>) Git intial commit.</text:p>
          </table:table-cell>
        </table:table-row>
        <table:table-row table:style-name="Table2.7">
          <table:table-cell table:style-name="Table2.A2" office:value-type="string">
            <text:p text:style-name="P14">Git tag -a &lt;tag_name&gt;<text:span text:style-name="T1"> -f </text:span>&lt;commit_id&gt;</text:p>
            <text:p text:style-name="P14"><text:span text:style-name="T4">g</text:span><text:span text:style-name="T3">it tag -a</text:span><text:span text:style-name="T1"> v1.0.0 -f d3d2227</text:span></text:p>
            <text:p text:style-name="P35">git show <text:s/><text:span text:style-name="T2">v1.0.0</text:span></text:p>
          </table:table-cell>
          <table:table-cell table:style-name="Table2.B2" office:value-type="string">
            <text:p text:style-name="P14">If by mistake you set tag on wrong commit-id, this is used to correct it.</text:p>
            <text:p text:style-name="P14">* <text:span text:style-name="T1">d3d2227 </text:span>(HEAD -&gt; master, <text:span text:style-name="T1">tag: v1.0.0)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Git Intial :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Git config –global user.name “sunil”</text:p>
            <text:p text:style-name="P15">Git config –global user.email “<text:a xlink:type="simple" xlink:href="mailto:sunil.gurnale@gmail.com" text:style-name="Internet_20_link" text:visited-style-name="Visited_20_Internet_20_Link">sunil.gurnale@gmail.com</text:a>”</text:p>
            <text:p text:style-name="P16">Git config –global <text:span text:style-name="T9">alias</text:span>.<text:span text:style-name="T9">history</text:span> “log --oneline --decorate --graph --all” </text:p>
            <text:p text:style-name="P45">Git config –global –edit</text:p>
            <text:p text:style-name="P16"/>
            <text:p text:style-name="P17">Create’s a file in ~/.gitconfig</text:p>
          </table:table-cell>
          <table:table-cell table:style-name="Table3.B1" office:value-type="string">
            <text:p text:style-name="P17">Set Name</text:p>
            <text:p text:style-name="P17">Set Email</text:p>
            <text:p text:style-name="P17">Set Alias</text:p>
            <text:p text:style-name="P45">Opens file to edit changes</text:p>
            <text:p text:style-name="P17"/>
            <text:p text:style-name="P17">Check this file</text:p>
          </table:table-cell>
        </table:table-row>
        <table:table-row>
          <table:table-cell table:style-name="Table3.A2" office:value-type="string">
            <text:p text:style-name="P17">Git remote add &lt;name&gt; &lt;URL&gt; <text:s text:c="4"/>-- <text:span text:style-name="T16">name for URL, which can be used later on</text:span></text:p>
            <text:p text:style-name="P17">Git remote add <text:span text:style-name="T1">origin</text:span> &lt;git hub url&gt; <text:s text:c="2"/>--instead o<text:span text:style-name="T10">f</text:span> <text:span text:style-name="T1">origin</text:span> anything can be added</text:p>
            <text:p text:style-name="P20">Git push <text:span text:style-name="T1">origin</text:span> &lt;branch name&gt; <text:s text:c="6"/>-- <text:span text:style-name="T16">origin is now shortform of the URL</text:span></text:p>
            <text:p text:style-name="P20">Git pull <text:span text:style-name="T1">origin</text:span> &lt;branch name&gt;</text:p>
          </table:table-cell>
          <table:table-cell table:style-name="Table3.B2" office:value-type="string">
            <text:p text:style-name="P17">Add’s remote host to local repo.</text:p>
          </table:table-cell>
        </table:table-row>
        <table:table-row>
          <table:table-cell table:style-name="Table3.A2" office:value-type="string">
            <text:p text:style-name="P17">Git init</text:p>
            <text:p text:style-name="P26">Git init &lt;directory&gt;</text:p>
            <text:p text:style-name="P17">Git clone &lt;<text:span text:style-name="T14">repo_</text:span>url&gt;</text:p>
          </table:table-cell>
          <table:table-cell table:style-name="Table3.B2" office:value-type="string">
            <text:p text:style-name="P17">Initialize the git in the PWD</text:p>
            <text:p text:style-name="P17">Clones the repo from GitHub</text:p>
          </table:table-cell>
        </table:table-row>
        <table:table-row>
          <table:table-cell table:style-name="Table3.A2" office:value-type="string">
            <text:p text:style-name="P18">Git branch &lt;branch_name&gt;</text:p>
            <text:p text:style-name="P18">Git branch developer</text:p>
            <text:p text:style-name="P18">Git branch -d developer</text:p>
          </table:table-cell>
          <table:table-cell table:style-name="Table3.B2" office:value-type="string">
            <text:p text:style-name="P18">Create’s branch</text:p>
            <text:p text:style-name="P18"/>
            <text:p text:style-name="P18">delete’s branch</text:p>
          </table:table-cell>
        </table:table-row>
        <table:table-row>
          <table:table-cell table:style-name="Table3.A2" office:value-type="string">
            <text:p text:style-name="P18">Git checkout developer</text:p>
            <text:p text:style-name="P21">Git checkout master</text:p>
            <text:p text:style-name="P32">Git checkout &lt;commit-id&gt; </text:p>
          </table:table-cell>
          <table:table-cell table:style-name="Table3.B2" office:value-type="string">
            <text:p text:style-name="P18">Switch to branch <text:span text:style-name="T11">developer</text:span></text:p>
            <text:p text:style-name="P19">Switch to branch <text:span text:style-name="T11">master</text:span></text:p>
            <text:p text:style-name="P32">Switch HEAD to that particular <text:s/>commit.</text:p>
          </table:table-cell>
        </table:table-row>
        <table:table-row>
          <table:table-cell table:style-name="Table3.A2" office:value-type="string">
            <text:p text:style-name="P18">*<text:span text:style-name="T11">master</text:span></text:p>
            <text:p text:style-name="P21">Git merge developer</text:p>
          </table:table-cell>
          <table:table-cell table:style-name="Table3.B2" office:value-type="string">
            <text:p text:style-name="P21">Current location Master.</text:p>
            <text:p text:style-name="P21">Merge developer to master.</text:p>
          </table:table-cell>
        </table:table-row>
        <table:table-row>
          <table:table-cell table:style-name="Table3.A2" office:value-type="string">
            <text:p text:style-name="P25">Fork on UI <text:span text:style-name="T13">G</text:span>it-hub</text:p>
          </table:table-cell>
          <table:table-cell table:style-name="Table3.B2" office:value-type="string">
            <text:p text:style-name="P25">To make a copy of a repo owned by different owner <text:span text:style-name="T13">in your github</text:span></text:p>
          </table:table-cell>
        </table:table-row>
      </table:table>
      <text:p text:style-name="P39"/>
      <text:p text:style-name="P6">Git Commands :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Git add .</text:p>
            <text:p text:style-name="P21">Git add &lt;file_name/<text:span text:style-name="T15">dir_name</text:span>&gt;</text:p>
          </table:table-cell>
          <table:table-cell table:style-name="Table4.B1" office:value-type="string">
            <text:p text:style-name="P21"><text:s/>Add untracked files from current working directory to staging area.</text:p>
          </table:table-cell>
        </table:table-row>
        <table:table-row>
          <table:table-cell table:style-name="Table4.A2" office:value-type="string">
            <text:p text:style-name="P21">Git commit &lt;file_name&gt; -m “message”</text:p>
            <text:p text:style-name="P21">Git commit -m “message”</text:p>
            <text:p text:style-name="P30"/>
            <text:p text:style-name="P29">Git commit –amend </text:p>
            <text:list xml:id="list3985392961" text:style-name="L2">
              <text:list-item>
                <text:p text:style-name="P42">Git checkout &lt;commit_id&gt;</text:p>
              </text:list-item>
              <text:list-item>
                <text:p text:style-name="P42">Git commit --amend</text:p>
              </text:list-item>
            </text:list>
          </table:table-cell>
          <table:table-cell table:style-name="Table4.B2" office:value-type="string">
            <text:p text:style-name="P21">Commit particular file, from staging area to local repo.</text:p>
            <text:p text:style-name="P21">Commit all files in staged area to local repo.</text:p>
            <text:p text:style-name="P21"/>
            <text:p text:style-name="P29">Change last commit message, for particular HEAD, give the commit-id in checkout.</text:p>
          </table:table-cell>
        </table:table-row>
        <table:table-row>
          <table:table-cell table:style-name="Table4.A2" office:value-type="string">
            <text:p text:style-name="P21">Git push <text:span text:style-name="T1">origin</text:span> master/<text:span text:style-name="T17">any branch name</text:span></text:p>
          </table:table-cell>
          <table:table-cell table:style-name="Table4.B2" office:value-type="string">
            <text:p text:style-name="P21">Push all commits from LOCAL to REMOTE-Github repo</text:p>
          </table:table-cell>
        </table:table-row>
        <table:table-row>
          <table:table-cell table:style-name="Table4.A2" office:value-type="string">
            <text:p text:style-name="P22">Git pull <text:span text:style-name="T1">origin</text:span> master</text:p>
          </table:table-cell>
          <table:table-cell table:style-name="Table4.B2" office:value-type="string">
            <text:p text:style-name="P22">Always PULL before push</text:p>
          </table:table-cell>
        </table:table-row>
        <table:table-row>
          <table:table-cell table:style-name="Table4.A2" office:value-type="string">
            <text:p text:style-name="P27">Git Status</text:p>
          </table:table-cell>
          <table:table-cell table:style-name="Table4.B2" office:value-type="string">
            <text:p text:style-name="P43">Current Status of Git </text:p>
          </table:table-cell>
        </table:table-row>
        <table:table-row>
          <table:table-cell table:style-name="Table4.A2" office:value-type="string">
            <text:p text:style-name="P21">Git log –all –decorate –oneline –graph</text:p>
            <text:p text:style-name="P31">Git log --stat</text:p>
          </table:table-cell>
          <table:table-cell table:style-name="Table4.B2" office:value-type="string">
            <text:p text:style-name="P21">Detailed logs.</text:p>
          </table:table-cell>
        </table:table-row>
        <table:table-row>
          <table:table-cell table:style-name="Table4.A2" office:value-type="string">
            <text:p text:style-name="P21">Git show &lt;commit_id&gt;</text:p>
            <text:p text:style-name="P21">Git show</text:p>
          </table:table-cell>
          <table:table-cell table:style-name="Table4.B2" office:value-type="string">
            <text:p text:style-name="P21">Logs.</text:p>
          </table:table-cell>
        </table:table-row>
        <table:table-row>
          <table:table-cell table:style-name="Table4.A2" office:value-type="string">
            <text:p text:style-name="P23">Git diff &lt;1st branch&gt; &lt;2nd branch&gt;</text:p>
            <text:p text:style-name="P23">Git diff <text:span text:style-name="T12">&lt;commit_id1&gt; &lt;commit_id2&gt;</text:span></text:p>
            <text:p text:style-name="P24">Git diff –staged</text:p>
          </table:table-cell>
          <table:table-cell table:style-name="Table4.B2" office:value-type="string">
            <text:p text:style-name="P24">Difference between different commit’s, branche’s etc </text:p>
          </table:table-cell>
        </table:table-row>
        <table:table-row>
          <table:table-cell table:style-name="Table4.A2" office:value-type="string">
            <text:p text:style-name="P29"/>
            <text:p text:style-name="P29">Git reflog</text:p>
            <text:p text:style-name="P29">--all</text:p>
            <text:p text:style-name="P29">--relative-date</text:p>
            <text:p text:style-name="P29"/>
          </table:table-cell>
          <table:table-cell table:style-name="Table4.B2" office:value-type="string">
            <text:p text:style-name="P29"/>
            <text:p text:style-name="P29">Logs to local repo.’s HEAD </text:p>
          </table:table-cell>
        </table:table-row>
      </table:table>
      <text:p text:style-name="P7"><text:soft-page-break/>Git Additional :</text:p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Git clean -n</text:p>
            <text:p text:style-name="P28">Git clean -df </text:p>
          </table:table-cell>
          <table:table-cell table:style-name="Table5.B1" office:value-type="string">
            <text:p text:style-name="P28">Shows which file can be removed from working dir.</text:p>
            <text:p text:style-name="P28">Cleans all the files from working dir.</text:p>
            <text:p text:style-name="P28"/>
            <text:p text:style-name="P28">Untracked files:</text:p>
            <text:p text:style-name="P28"><text:s text:c="2"/>(use "git add &lt;file&gt;..." to include in what will be committed)</text:p>
            <text:p text:style-name="P28"/>
            <text:p text:style-name="P28"><text:tab/>fil11</text:p>
            <text:p text:style-name="P28"><text:tab/>fil12</text:p>
            <text:p text:style-name="P28"><text:tab/>fil13</text:p>
            <text:p text:style-name="P28"><text:tab/>fil14</text:p>
            <text:p text:style-name="P28"><text:tab/>fil15</text:p>
            <text:p text:style-name="P28"/>
            <text:p text:style-name="P28">root@nmap:/home/wifi1/Docker/git_practise# git clean -n</text:p>
            <text:p text:style-name="P28">Would remove fil11</text:p>
            <text:p text:style-name="P28">Would remove fil12</text:p>
            <text:p text:style-name="P28">Would remove fil13</text:p>
            <text:p text:style-name="P28">Would remove fil14</text:p>
            <text:p text:style-name="P28">Would remove fil15</text:p>
            <text:p text:style-name="P28">root@nmap:/home/wifi1/Docker/git_practise# git clean -df</text:p>
            <text:p text:style-name="P28">Removing fil11</text:p>
            <text:p text:style-name="P28">Removing fil12</text:p>
            <text:p text:style-name="P28">Removing fil13</text:p>
            <text:p text:style-name="P28">Removing fil14</text:p>
            <text:p text:style-name="P28">Removing fil15</text:p>
            <text:p text:style-name="P28">root@nmap:/home/wifi1/Docker/git_practise# git status</text:p>
          </table:table-cell>
        </table:table-row>
      </table:table>
      <text:p text:style-name="P7"/>
      <text:p text:style-name="P7"/>
      <text:p text:style-name="P7"/>
      <text:p text:style-name="P7"/>
      <text:p text:style-name="P36">Git Ignore :</text:p>
      <text:p text:style-name="P7"/>
      <text:p text:style-name="P36">vim .gitignore</text:p>
      <text:p text:style-name="P36"><text:span text:style-name="T18"/></text:p>
      <text:p text:style-name="P36"><text:span text:style-name="T18">/logs/*<text:tab/><text:tab/><text:tab/><text:tab/><text:tab/>Git will ignore all the files in logs Directory</text:span></text:p>
      <text:p text:style-name="P36"><text:span text:style-name="T18">!logs/.gitkeep<text:tab/><text:tab/><text:tab/><text:tab/>Exculding the .gitkeep file</text:span></text:p>
      <text:p text:style-name="P36"><text:span text:style-name="T18">/tmp<text:tab/><text:tab/><text:tab/><text:tab/><text:tab/>Whole tmp directory ignored<text:tab/></text:span></text:p>
      <text:p text:style-name="P36"><text:span text:style-name="T18">*.swp<text:tab/><text:tab/><text:tab/><text:tab/><text:tab/>All <text:s text:c="2"/>.swp <text:s/>files ignored </text:span></text:p>
      <text:p text:style-name="P36"><text:span text:style-name="T18"/></text:p>
      <text:p text:style-name="P36"><text:span text:style-name="T18"/></text:p>
      <text:p text:style-name="P38"><text:span text:style-name="T18">github.com/github/gitignore</text:span></text:p>
      <text:p text:style-name="P38"><text:span text:style-name="T18"/></text:p>
      <text:p text:style-name="P38"><text:span text:style-name="T18"/></text:p>
      <text:p text:style-name="P38"><text:span text:style-name="T18"/></text:p>
      <text:p text:style-name="P40"><text:span text:style-name="T18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19:54.420606507</meta:creation-date>
    <dc:date>2020-05-18T13:46:58.018654124</dc:date>
    <meta:editing-duration>P1DT19H15M15S</meta:editing-duration>
    <meta:editing-cycles>40</meta:editing-cycles>
    <meta:generator>LibreOffice/6.2.8.2$Linux_X86_64 LibreOffice_project/20$Build-2</meta:generator>
    <meta:document-statistic meta:table-count="5" meta:image-count="0" meta:object-count="0" meta:page-count="4" meta:paragraph-count="166" meta:word-count="840" meta:character-count="4953" meta:non-whitespace-character-count="4236"/>
  </office:meta>
</office:document-meta>
</file>